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332760130065" calcext:value-type="float">
            <text:p>2.22333</text:p>
          </table:table-cell>
          <table:table-cell office:value-type="float" office:value="2.41654077038519" calcext:value-type="float">
            <text:p>2.41654</text:p>
          </table:table-cell>
          <table:table-cell office:value-type="float" office:value="3.47686218109055" calcext:value-type="float">
            <text:p>3.4768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52446014674" calcext:value-type="float">
            <text:p>2.21524</text:p>
          </table:table-cell>
          <table:table-cell office:value-type="float" office:value="2.41460532349508" calcext:value-type="float">
            <text:p>2.41461</text:p>
          </table:table-cell>
          <table:table-cell office:value-type="float" office:value="3.48977113556778" calcext:value-type="float">
            <text:p>3.4897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5023428380857" calcext:value-type="float">
            <text:p>2.35023</text:p>
          </table:table-cell>
          <table:table-cell office:value-type="float" office:value="2.40418365432716" calcext:value-type="float">
            <text:p>2.40418</text:p>
          </table:table-cell>
          <table:table-cell office:value-type="float" office:value="4.4300887943972" calcext:value-type="float">
            <text:p>4.4300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473622227781" calcext:value-type="float">
            <text:p>2.34474</text:p>
          </table:table-cell>
          <table:table-cell office:value-type="float" office:value="2.40149689428047" calcext:value-type="float">
            <text:p>2.4015</text:p>
          </table:table-cell>
          <table:table-cell office:value-type="float" office:value="4.37278514257129" calcext:value-type="float">
            <text:p>4.3727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24543635909" calcext:value-type="float">
            <text:p>2.21245</text:p>
          </table:table-cell>
          <table:table-cell office:value-type="float" office:value="2.32157904059348" calcext:value-type="float">
            <text:p>2.32158</text:p>
          </table:table-cell>
          <table:table-cell office:value-type="float" office:value="3.47299574893723" calcext:value-type="float">
            <text:p>3.47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8849024756189" calcext:value-type="float">
            <text:p>2.18849</text:p>
          </table:table-cell>
          <table:table-cell office:value-type="float" office:value="2.31829509460698" calcext:value-type="float">
            <text:p>2.3183</text:p>
          </table:table-cell>
          <table:table-cell office:value-type="float" office:value="3.55426356589147" calcext:value-type="float">
            <text:p>3.5542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111309077269" calcext:value-type="float">
            <text:p>2.31111</text:p>
          </table:table-cell>
          <table:table-cell office:value-type="float" office:value="2.42736507043428" calcext:value-type="float">
            <text:p>2.42737</text:p>
          </table:table-cell>
          <table:table-cell office:value-type="float" office:value="4.14207551887972" calcext:value-type="float">
            <text:p>4.1420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618535923141" calcext:value-type="float">
            <text:p>2.21619</text:p>
          </table:table-cell>
          <table:table-cell office:value-type="float" office:value="2.29757852965748" calcext:value-type="float">
            <text:p>2.29758</text:p>
          </table:table-cell>
          <table:table-cell office:value-type="float" office:value="3.4427030075188" calcext:value-type="float">
            <text:p>3.4427</text:p>
          </table:table-cell>
          <table:table-cell office:value-type="float" office:value="9576000" calcext:value-type="float">
            <text:p>9576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245486197982" calcext:value-type="float">
            <text:p>2.25245</text:p>
          </table:table-cell>
          <table:table-cell office:value-type="float" office:value="2.29687327995997" calcext:value-type="float">
            <text:p>2.29687</text:p>
          </table:table-cell>
          <table:table-cell office:value-type="float" office:value="3.64450963222417" calcext:value-type="float">
            <text:p>3.64451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285693436744" calcext:value-type="float">
            <text:p>2.23286</text:p>
          </table:table-cell>
          <table:table-cell office:value-type="float" office:value="2.29375813109832" calcext:value-type="float">
            <text:p>2.29376</text:p>
          </table:table-cell>
          <table:table-cell office:value-type="float" office:value="3.64392919689767" calcext:value-type="float">
            <text:p>3.6439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9102942402267" calcext:value-type="float">
            <text:p>2.29103</text:p>
          </table:table-cell>
          <table:table-cell office:value-type="float" office:value="2.42458364591148" calcext:value-type="float">
            <text:p>2.42458</text:p>
          </table:table-cell>
          <table:table-cell office:value-type="float" office:value="4.11469742435609" calcext:value-type="float">
            <text:p>4.114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964261898808" calcext:value-type="float">
            <text:p>2.28964</text:p>
          </table:table-cell>
          <table:table-cell office:value-type="float" office:value="2.37754803284154" calcext:value-type="float">
            <text:p>2.37755</text:p>
          </table:table-cell>
          <table:table-cell office:value-type="float" office:value="4.49807826956739" calcext:value-type="float">
            <text:p>4.4980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64607315649" calcext:value-type="float">
            <text:p>2.19646</text:p>
          </table:table-cell>
          <table:table-cell office:value-type="float" office:value="2.28939366449783" calcext:value-type="float">
            <text:p>2.28939</text:p>
          </table:table-cell>
          <table:table-cell office:value-type="float" office:value="3.17638263263263" calcext:value-type="float">
            <text:p>3.17638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389974937343" calcext:value-type="float">
            <text:p>2.2139</text:p>
          </table:table-cell>
          <table:table-cell office:value-type="float" office:value="2.28859784878864" calcext:value-type="float">
            <text:p>2.2886</text:p>
          </table:table-cell>
          <table:table-cell office:value-type="float" office:value="3.40690476190476" calcext:value-type="float">
            <text:p>3.4069</text:p>
          </table:table-cell>
          <table:table-cell office:value-type="float" office:value="9576000" calcext:value-type="float">
            <text:p>9576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28761669584063" calcext:value-type="float">
            <text:p>2.28762</text:p>
          </table:table-cell>
          <table:table-cell office:value-type="float" office:value="2.38035383845961" calcext:value-type="float">
            <text:p>2.38035</text:p>
          </table:table-cell>
          <table:table-cell office:value-type="float" office:value="4.50345461365341" calcext:value-type="float">
            <text:p>4.5034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206539873207" calcext:value-type="float">
            <text:p>2.18207</text:p>
          </table:table-cell>
          <table:table-cell office:value-type="float" office:value="2.28464464464464" calcext:value-type="float">
            <text:p>2.28464</text:p>
          </table:table-cell>
          <table:table-cell office:value-type="float" office:value="3.19646271271271" calcext:value-type="float">
            <text:p>3.19646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206132114839" calcext:value-type="float">
            <text:p>2.26206</text:p>
          </table:table-cell>
          <table:table-cell office:value-type="float" office:value="2.24120263728927" calcext:value-type="float">
            <text:p>2.2412</text:p>
          </table:table-cell>
          <table:table-cell office:value-type="float" office:value="3.50411241862794" calcext:value-type="float">
            <text:p>3.50411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158957185779" calcext:value-type="float">
            <text:p>2.26159</text:p>
          </table:table-cell>
          <table:table-cell office:value-type="float" office:value="2.2830350734435" calcext:value-type="float">
            <text:p>2.28304</text:p>
          </table:table-cell>
          <table:table-cell office:value-type="float" office:value="3.51112418627942" calcext:value-type="float">
            <text:p>3.51112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300773109944" calcext:value-type="float">
            <text:p>2.25301</text:p>
          </table:table-cell>
          <table:table-cell office:value-type="float" office:value="2.49581853796783" calcext:value-type="float">
            <text:p>2.49582</text:p>
          </table:table-cell>
          <table:table-cell office:value-type="float" office:value="3.96153663415854" calcext:value-type="float">
            <text:p>3.9615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143931816287" calcext:value-type="float">
            <text:p>2.25144</text:p>
          </table:table-cell>
          <table:table-cell office:value-type="float" office:value="2.31940401767108" calcext:value-type="float">
            <text:p>2.3194</text:p>
          </table:table-cell>
          <table:table-cell office:value-type="float" office:value="3.54571642910728" calcext:value-type="float">
            <text:p>3.5457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072049262316" calcext:value-type="float">
            <text:p>2.25072</text:p>
          </table:table-cell>
          <table:table-cell office:value-type="float" office:value="2.31491383262482" calcext:value-type="float">
            <text:p>2.31491</text:p>
          </table:table-cell>
          <table:table-cell office:value-type="float" office:value="3.58330957739435" calcext:value-type="float">
            <text:p>3.5833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314193978817" calcext:value-type="float">
            <text:p>2.24314</text:p>
          </table:table-cell>
          <table:table-cell office:value-type="float" office:value="2.44380848136102" calcext:value-type="float">
            <text:p>2.44381</text:p>
          </table:table-cell>
          <table:table-cell office:value-type="float" office:value="4.05361020765574" calcext:value-type="float">
            <text:p>4.05361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144921647078" calcext:value-type="float">
            <text:p>2.24145</text:p>
          </table:table-cell>
          <table:table-cell office:value-type="float" office:value="2.49194871634575" calcext:value-type="float">
            <text:p>2.49195</text:p>
          </table:table-cell>
          <table:table-cell office:value-type="float" office:value="3.96432858214554" calcext:value-type="float">
            <text:p>3.9643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112907597365" calcext:value-type="float">
            <text:p>2.24113</text:p>
          </table:table-cell>
          <table:table-cell office:value-type="float" office:value="2.43740555416562" calcext:value-type="float">
            <text:p>2.43741</text:p>
          </table:table-cell>
          <table:table-cell office:value-type="float" office:value="3.94713535151364" calcext:value-type="float">
            <text:p>3.94714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949213206445" calcext:value-type="float">
            <text:p>2.23949</text:p>
          </table:table-cell>
          <table:table-cell office:value-type="float" office:value="2.27820414892729" calcext:value-type="float">
            <text:p>2.2782</text:p>
          </table:table-cell>
          <table:table-cell office:value-type="float" office:value="3.98735537190083" calcext:value-type="float">
            <text:p>3.98736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429096857548" calcext:value-type="float">
            <text:p>2.22429</text:p>
          </table:table-cell>
          <table:table-cell office:value-type="float" office:value="2.23845836459115" calcext:value-type="float">
            <text:p>2.23846</text:p>
          </table:table-cell>
          <table:table-cell office:value-type="float" office:value="3.07823080770193" calcext:value-type="float">
            <text:p>3.0782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483287488539" calcext:value-type="float">
            <text:p>2.23483</text:p>
          </table:table-cell>
          <table:table-cell office:value-type="float" office:value="2.23788488788864" calcext:value-type="float">
            <text:p>2.23788</text:p>
          </table:table-cell>
          <table:table-cell office:value-type="float" office:value="3.07975618904726" calcext:value-type="float">
            <text:p>3.0797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78154478671" calcext:value-type="float">
            <text:p>2.23782</text:p>
          </table:table-cell>
          <table:table-cell office:value-type="float" office:value="2.26635497537357" calcext:value-type="float">
            <text:p>2.26635</text:p>
          </table:table-cell>
          <table:table-cell office:value-type="float" office:value="3.95634485349361" calcext:value-type="float">
            <text:p>3.95634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592457040374" calcext:value-type="float">
            <text:p>2.23592</text:p>
          </table:table-cell>
          <table:table-cell office:value-type="float" office:value="2.24290582248916" calcext:value-type="float">
            <text:p>2.24291</text:p>
          </table:table-cell>
          <table:table-cell office:value-type="float" office:value="3.7568506006006" calcext:value-type="float">
            <text:p>3.75685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3448271187855" calcext:value-type="float">
            <text:p>2.23448</text:p>
          </table:table-cell>
          <table:table-cell office:value-type="float" office:value="2.24844584167501" calcext:value-type="float">
            <text:p>2.24845</text:p>
          </table:table-cell>
          <table:table-cell office:value-type="float" office:value="3.78556306306306" calcext:value-type="float">
            <text:p>3.78556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549434851518" calcext:value-type="float">
            <text:p>2.22549</text:p>
          </table:table-cell>
          <table:table-cell office:value-type="float" office:value="2.4583592967968" calcext:value-type="float">
            <text:p>2.45836</text:p>
          </table:table-cell>
          <table:table-cell office:value-type="float" office:value="3.53747372372372" calcext:value-type="float">
            <text:p>3.5374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369108692025" calcext:value-type="float">
            <text:p>2.22369</text:p>
          </table:table-cell>
          <table:table-cell office:value-type="float" office:value="2.11260364531198" calcext:value-type="float">
            <text:p>2.1126</text:p>
          </table:table-cell>
          <table:table-cell office:value-type="float" office:value="3.36619494494494" calcext:value-type="float">
            <text:p>3.36619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321219715957" calcext:value-type="float">
            <text:p>2.22321</text:p>
          </table:table-cell>
          <table:table-cell office:value-type="float" office:value="2.42899644945698" calcext:value-type="float">
            <text:p>2.429</text:p>
          </table:table-cell>
          <table:table-cell office:value-type="float" office:value="4.02116165413534" calcext:value-type="float">
            <text:p>4.02116</text:p>
          </table:table-cell>
          <table:table-cell office:value-type="float" office:value="9576000" calcext:value-type="float">
            <text:p>9576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77308910561" calcext:value-type="float">
            <text:p>2.21773</text:p>
          </table:table-cell>
          <table:table-cell office:value-type="float" office:value="2.23045157122614" calcext:value-type="float">
            <text:p>2.23045</text:p>
          </table:table-cell>
          <table:table-cell office:value-type="float" office:value="3.09584021005251" calcext:value-type="float">
            <text:p>3.0958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685212969909" calcext:value-type="float">
            <text:p>2.21685</text:p>
          </table:table-cell>
          <table:table-cell office:value-type="float" office:value="2.24622478536301" calcext:value-type="float">
            <text:p>2.24622</text:p>
          </table:table-cell>
          <table:table-cell office:value-type="float" office:value="3.12144786196549" calcext:value-type="float">
            <text:p>3.1214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655434692006" calcext:value-type="float">
            <text:p>2.21655</text:p>
          </table:table-cell>
          <table:table-cell office:value-type="float" office:value="2.31284133533383" calcext:value-type="float">
            <text:p>2.31284</text:p>
          </table:table-cell>
          <table:table-cell office:value-type="float" office:value="3.54841960490122" calcext:value-type="float">
            <text:p>3.5484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42459273183" calcext:value-type="float">
            <text:p>2.21425</text:p>
          </table:table-cell>
          <table:table-cell office:value-type="float" office:value="2.42220123224728" calcext:value-type="float">
            <text:p>2.4222</text:p>
          </table:table-cell>
          <table:table-cell office:value-type="float" office:value="4.04800877192982" calcext:value-type="float">
            <text:p>4.04801</text:p>
          </table:table-cell>
          <table:table-cell office:value-type="float" office:value="9576000" calcext:value-type="float">
            <text:p>9576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1372457061864" calcext:value-type="float">
            <text:p>2.21372</text:p>
          </table:table-cell>
          <table:table-cell office:value-type="float" office:value="2.21994142904786" calcext:value-type="float">
            <text:p>2.21994</text:p>
          </table:table-cell>
          <table:table-cell office:value-type="float" office:value="3.15009004502251" calcext:value-type="float">
            <text:p>3.1500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1371978411269" calcext:value-type="float">
            <text:p>2.21372</text:p>
          </table:table-cell>
          <table:table-cell office:value-type="float" office:value="2.3369392348087" calcext:value-type="float">
            <text:p>2.33694</text:p>
          </table:table-cell>
          <table:table-cell office:value-type="float" office:value="3.5712128032008" calcext:value-type="float">
            <text:p>3.5712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3252980657" calcext:value-type="float">
            <text:p>2.21325</text:p>
          </table:table-cell>
          <table:table-cell office:value-type="float" office:value="2.21897177755544" calcext:value-type="float">
            <text:p>2.21897</text:p>
          </table:table-cell>
          <table:table-cell office:value-type="float" office:value="3.13662456228114" calcext:value-type="float">
            <text:p>3.1366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19119488978" calcext:value-type="float">
            <text:p>2.21191</text:p>
          </table:table-cell>
          <table:table-cell office:value-type="float" office:value="2.18197718353373" calcext:value-type="float">
            <text:p>2.18198</text:p>
          </table:table-cell>
          <table:table-cell office:value-type="float" office:value="3.19225325651303" calcext:value-type="float">
            <text:p>3.19225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0886992735471" calcext:value-type="float">
            <text:p>2.20887</text:p>
          </table:table-cell>
          <table:table-cell office:value-type="float" office:value="2.20841265865063" calcext:value-type="float">
            <text:p>2.20841</text:p>
          </table:table-cell>
          <table:table-cell office:value-type="float" office:value="3.22698021042084" calcext:value-type="float">
            <text:p>3.22698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0870276526526" calcext:value-type="float">
            <text:p>2.2087</text:p>
          </table:table-cell>
          <table:table-cell office:value-type="float" office:value="2.10536745078412" calcext:value-type="float">
            <text:p>2.10537</text:p>
          </table:table-cell>
          <table:table-cell office:value-type="float" office:value="3.35136011011011" calcext:value-type="float">
            <text:p>3.35136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836641205443" calcext:value-type="float">
            <text:p>2.20837</text:p>
          </table:table-cell>
          <table:table-cell office:value-type="float" office:value="2.25283569162701" calcext:value-type="float">
            <text:p>2.25284</text:p>
          </table:table-cell>
          <table:table-cell office:value-type="float" office:value="3.07770473328325" calcext:value-type="float">
            <text:p>3.0777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063648023023" calcext:value-type="float">
            <text:p>2.20636</text:p>
          </table:table-cell>
          <table:table-cell office:value-type="float" office:value="2.45825961378045" calcext:value-type="float">
            <text:p>2.45826</text:p>
          </table:table-cell>
          <table:table-cell office:value-type="float" office:value="3.56731856856857" calcext:value-type="float">
            <text:p>3.56732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484138909759" calcext:value-type="float">
            <text:p>2.20484</text:p>
          </table:table-cell>
          <table:table-cell office:value-type="float" office:value="2.25805920778028" calcext:value-type="float">
            <text:p>2.25806</text:p>
          </table:table-cell>
          <table:table-cell office:value-type="float" office:value="3.09422865013774" calcext:value-type="float">
            <text:p>3.09423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8467432590366" calcext:value-type="float">
            <text:p>2.18467</text:p>
          </table:table-cell>
          <table:table-cell office:value-type="float" office:value="2.34628798313716" calcext:value-type="float">
            <text:p>2.34629</text:p>
          </table:table-cell>
          <table:table-cell office:value-type="float" office:value="3.38217004758327" calcext:value-type="float">
            <text:p>3.38217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07692227504" calcext:value-type="float">
            <text:p>2.17077</text:p>
          </table:table-cell>
          <table:table-cell office:value-type="float" office:value="2.09982476440664" calcext:value-type="float">
            <text:p>2.09982</text:p>
          </table:table-cell>
          <table:table-cell office:value-type="float" office:value="2.66131223417563" calcext:value-type="float">
            <text:p>2.66131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015255864429" calcext:value-type="float">
            <text:p>2.17015</text:p>
          </table:table-cell>
          <table:table-cell office:value-type="float" office:value="2.3646647257701" calcext:value-type="float">
            <text:p>2.36466</text:p>
          </table:table-cell>
          <table:table-cell office:value-type="float" office:value="3.4121136989732" calcext:value-type="float">
            <text:p>3.41211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961427856964" calcext:value-type="float">
            <text:p>2.16961</text:p>
          </table:table-cell>
          <table:table-cell office:value-type="float" office:value="2.32098899724931" calcext:value-type="float">
            <text:p>2.32099</text:p>
          </table:table-cell>
          <table:table-cell office:value-type="float" office:value="3.09492748187047" calcext:value-type="float">
            <text:p>3.0949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6801640403535" calcext:value-type="float">
            <text:p>2.16802</text:p>
          </table:table-cell>
          <table:table-cell office:value-type="float" office:value="2.20238296231449" calcext:value-type="float">
            <text:p>2.20238</text:p>
          </table:table-cell>
          <table:table-cell office:value-type="float" office:value="3.63832666333167" calcext:value-type="float">
            <text:p>3.6383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775839793282" calcext:value-type="float">
            <text:p>2.16776</text:p>
          </table:table-cell>
          <table:table-cell office:value-type="float" office:value="2.29077779861632" calcext:value-type="float">
            <text:p>2.29078</text:p>
          </table:table-cell>
          <table:table-cell office:value-type="float" office:value="3.07973868467117" calcext:value-type="float">
            <text:p>3.0797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W1:.BW60]; &quot;0&quot;)"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6459887748289" calcext:value-type="float">
            <text:p>2.1646</text:p>
          </table:table-cell>
          <table:table-cell office:value-type="float" office:value="2.02381155065932" calcext:value-type="float">
            <text:p>2.02381</text:p>
          </table:table-cell>
          <table:table-cell office:value-type="float" office:value="2.8418039559339" calcext:value-type="float">
            <text:p>2.8418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UNTIF([.BW1:.BW60]; &quot;1&quot;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239283629389" calcext:value-type="float">
            <text:p>2.16239</text:p>
          </table:table-cell>
          <table:table-cell office:value-type="float" office:value="2.10985145108832" calcext:value-type="float">
            <text:p>2.10985</text:p>
          </table:table-cell>
          <table:table-cell office:value-type="float" office:value="2.66289842381786" calcext:value-type="float">
            <text:p>2.662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UNTIF([.BW1:.BW60]; &quot;2&quot;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6057382858096" calcext:value-type="float">
            <text:p>2.16057</text:p>
          </table:table-cell>
          <table:table-cell office:value-type="float" office:value="2.22223861930965" calcext:value-type="float">
            <text:p>2.22224</text:p>
          </table:table-cell>
          <table:table-cell office:value-type="float" office:value="3.71705227613807" calcext:value-type="float">
            <text:p>3.7170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W1:.BW60]; &quot;3&quot;)" office:value-type="float" office:value="14" calcext:value-type="float">
            <text:p>1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600743935984" calcext:value-type="float">
            <text:p>2.15601</text:p>
          </table:table-cell>
          <table:table-cell office:value-type="float" office:value="2.20572111777944" calcext:value-type="float">
            <text:p>2.20572</text:p>
          </table:table-cell>
          <table:table-cell office:value-type="float" office:value="2.59212428107027" calcext:value-type="float">
            <text:p>2.5921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538349190452" calcext:value-type="float">
            <text:p>2.15538</text:p>
          </table:table-cell>
          <table:table-cell office:value-type="float" office:value="2.02313052912702" calcext:value-type="float">
            <text:p>2.02313</text:p>
          </table:table-cell>
          <table:table-cell office:value-type="float" office:value="2.7928292438658" calcext:value-type="float">
            <text:p>2.79283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666614531198" calcext:value-type="float">
            <text:p>2.14667</text:p>
          </table:table-cell>
          <table:table-cell office:value-type="float" office:value="2.32800102185519" calcext:value-type="float">
            <text:p>2.328</text:p>
          </table:table-cell>
          <table:table-cell office:value-type="float" office:value="2.95143268268268" calcext:value-type="float">
            <text:p>2.95143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408289572393" calcext:value-type="float">
            <text:p>2.14408</text:p>
          </table:table-cell>
          <table:table-cell office:value-type="float" office:value="2.20679315662249" calcext:value-type="float">
            <text:p>2.20679</text:p>
          </table:table-cell>
          <table:table-cell office:value-type="float" office:value="2.58048512128032" calcext:value-type="float">
            <text:p>2.5804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12673141891892" calcext:value-type="float">
            <text:p>2.12673</text:p>
          </table:table-cell>
          <table:table-cell office:value-type="float" office:value="2.30890849182516" calcext:value-type="float">
            <text:p>2.30891</text:p>
          </table:table-cell>
          <table:table-cell office:value-type="float" office:value="2.97778528528528" calcext:value-type="float">
            <text:p>2.97779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4" calcext:value-type="float">
            <text:p>4</text:p>
          </table:table-cell>
          <table:table-cell table:formula="of:=SUM([.E1:.E5])" office:value-type="float" office:value="4" calcext:value-type="float">
            <text:p>4</text:p>
          </table:table-cell>
          <table:table-cell table:formula="of:=SUM([.F1:.F5])" office:value-type="float" office:value="4" calcext:value-type="float">
            <text:p>4</text:p>
          </table:table-cell>
          <table:table-cell table:formula="of:=SUM([.G1:.G5])" office:value-type="float" office:value="4" calcext:value-type="float">
            <text:p>4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1" calcext:value-type="float">
            <text:p>1</text:p>
          </table:table-cell>
          <table:table-cell table:formula="of:=SUM([.M1:.M5])" office:value-type="float" office:value="3" calcext:value-type="float">
            <text:p>3</text:p>
          </table:table-cell>
          <table:table-cell table:formula="of:=SUM([.N1:.N5])" office:value-type="float" office:value="4" calcext:value-type="float">
            <text:p>4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5" calcext:value-type="float">
            <text:p>5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4" calcext:value-type="float">
            <text:p>4</text:p>
          </table:table-cell>
          <table:table-cell table:formula="of:=SUM([.V1:.V5])" office:value-type="float" office:value="5" calcext:value-type="float">
            <text:p>5</text:p>
          </table:table-cell>
          <table:table-cell table:formula="of:=SUM([.W1:.W5])" office:value-type="float" office:value="1" calcext:value-type="float">
            <text:p>1</text:p>
          </table:table-cell>
          <table:table-cell table:formula="of:=SUM([.X1:.X5])" office:value-type="float" office:value="4" calcext:value-type="float">
            <text:p>4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1" calcext:value-type="float">
            <text:p>1</text:p>
          </table:table-cell>
          <table:table-cell table:formula="of:=SUM([.AA1:.AA5])" office:value-type="float" office:value="1" calcext:value-type="float">
            <text:p>1</text:p>
          </table:table-cell>
          <table:table-cell table:formula="of:=SUM([.AB1:.AB5])" office:value-type="float" office:value="4" calcext:value-type="float">
            <text:p>4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1" calcext:value-type="float">
            <text:p>1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1" calcext:value-type="float">
            <text:p>1</text:p>
          </table:table-cell>
          <table:table-cell table:formula="of:=SUM([.AJ1:.AJ5])" office:value-type="float" office:value="1" calcext:value-type="float">
            <text:p>1</text:p>
          </table:table-cell>
          <table:table-cell table:formula="of:=SUM([.AK1:.AK5])" office:value-type="float" office:value="4" calcext:value-type="float">
            <text:p>4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1" calcext:value-type="float">
            <text:p>1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5" calcext:value-type="float">
            <text:p>5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1" calcext:value-type="float">
            <text:p>1</text:p>
          </table:table-cell>
          <table:table-cell table:formula="of:=SUM([.AV1:.AV5])" office:value-type="float" office:value="1" calcext:value-type="float">
            <text:p>1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1" calcext:value-type="float">
            <text:p>1</text:p>
          </table:table-cell>
          <table:table-cell table:formula="of:=SUM([.BC1:.BC5])" office:value-type="float" office:value="0" calcext:value-type="float">
            <text:p>0</text:p>
          </table:table-cell>
          <table:table-cell table:formula="of:=SUM([.BD1:.BD5])" office:value-type="float" office:value="3" calcext:value-type="float">
            <text:p>3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1" calcext:value-type="float">
            <text:p>1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1" calcext:value-type="float">
            <text:p>1</text:p>
          </table:table-cell>
          <table:table-cell table:formula="of:=SUM([.BK1:.BK5])" office:value-type="float" office:value="5" calcext:value-type="float">
            <text:p>5</text:p>
          </table:table-cell>
          <table:table-cell table:formula="of:=SUM([.BL1:.BL5])" office:value-type="float" office:value="4" calcext:value-type="float">
            <text:p>4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1" calcext:value-type="float">
            <text:p>1</text:p>
          </table:table-cell>
          <table:table-cell table:formula="of:=SUM([.BQ1:.BQ5])" office:value-type="float" office:value="1" calcext:value-type="float">
            <text:p>1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2T09:50:04.961706750</dc:date>
    <meta:document-statistic meta:table-count="1" meta:cell-count="4642" meta:object-count="0"/>
    <meta:generator>LibreOffice/4.2.8.2$Linux_X86_64 LibreOffice_project/420m0$Build-2</meta:generator>
  </office:meta>
</office:document-meta>
</file>